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DejaVu Sans" fo:font-size="14pt" officeooo:rsid="0016462e" officeooo:paragraph-rsid="0016462e" style:font-size-asian="12.25pt" style:font-size-complex="14pt"/>
    </style:style>
    <style:style style:name="P2" style:family="paragraph" style:parent-style-name="Standard">
      <style:text-properties style:font-name="DejaVu Sans" fo:font-size="14pt" officeooo:rsid="0016c84f" officeooo:paragraph-rsid="0016c84f" style:font-size-asian="12.25pt" style:font-size-complex="14pt"/>
    </style:style>
    <style:style style:name="P3" style:family="paragraph" style:parent-style-name="Standard">
      <style:text-properties style:font-name="DejaVu Sans" fo:font-size="14pt" officeooo:rsid="0017b5cd" officeooo:paragraph-rsid="0017b5cd" style:font-size-asian="12.25pt" style:font-size-complex="14pt"/>
    </style:style>
    <style:style style:name="P4" style:family="paragraph" style:parent-style-name="Standard">
      <style:text-properties style:font-name="DejaVu Sans" fo:font-size="14pt" officeooo:rsid="0017b5cd" officeooo:paragraph-rsid="0017b5cd" style:font-size-asian="12.25pt" style:font-size-complex="14pt"/>
    </style:style>
    <style:style style:name="P5" style:family="paragraph" style:parent-style-name="Standard">
      <style:text-properties style:font-name="DejaVu Sans" fo:font-size="14pt" officeooo:rsid="0017b5cd" officeooo:paragraph-rsid="001da73f" style:font-size-asian="12.25pt" style:font-size-complex="14pt"/>
    </style:style>
    <style:style style:name="P6" style:family="paragraph" style:parent-style-name="Standard">
      <style:text-properties style:font-name="DejaVu Sans" fo:font-size="14pt" officeooo:rsid="001abbfa" officeooo:paragraph-rsid="001abbfa" style:font-size-asian="12.25pt" style:font-size-complex="14pt"/>
    </style:style>
    <style:style style:name="P7" style:family="paragraph" style:parent-style-name="Standard">
      <style:text-properties style:font-name="DejaVu Sans" fo:font-size="14pt" officeooo:rsid="0016c84f" officeooo:paragraph-rsid="0016c84f" style:font-size-asian="12.25pt" style:font-size-complex="14pt"/>
    </style:style>
    <style:style style:name="P8" style:family="paragraph" style:parent-style-name="Standard">
      <style:text-properties style:font-name="DejaVu Sans" fo:font-size="14pt" officeooo:rsid="001da73f" officeooo:paragraph-rsid="001da73f" style:font-size-asian="12.25pt" style:font-size-complex="14pt"/>
    </style:style>
    <style:style style:name="P9" style:family="paragraph" style:parent-style-name="Standard">
      <style:text-properties style:font-name="DejaVu Sans" fo:font-size="14pt" officeooo:rsid="001f6e15" officeooo:paragraph-rsid="001f6e15" style:font-size-asian="12.25pt" style:font-size-complex="14pt"/>
    </style:style>
    <style:style style:name="T1" style:family="text">
      <style:text-properties officeooo:rsid="0019f817"/>
    </style:style>
    <style:style style:name="T2" style:family="text">
      <style:text-properties officeooo:rsid="001abbfa"/>
    </style:style>
    <style:style style:name="T3" style:family="text">
      <style:text-properties officeooo:rsid="001bfd17"/>
    </style:style>
    <style:style style:name="T4" style:family="text">
      <style:text-properties officeooo:rsid="001da73f"/>
    </style:style>
    <style:style style:name="T5" style:family="text">
      <style:text-properties fo:language="nl" fo:country="N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 laatste keer dat ik dit deed is mijn hele Skript verwijderd. Ik had er 2.5 uur in gestoken, laten we hopen dat het deze keer goed gaat. Ik ga ook een extra Kopie maken voor op Github…</text:p>
      <text:p text:style-name="P1"/>
      <text:p text:style-name="P1"/>
      <text:p text:style-name="P1">** = Beschrijving van de Tekeningen</text:p>
      <text:p text:style-name="P1"/>
      <text:p text:style-name="P1">Verteller: = Beschrijving van de Dialoog</text:p>
      <text:p text:style-name="P1"/>
      <text:p text:style-name="P1"/>
      <text:p text:style-name="P1">Algemeen belang:</text:p>
      <text:p text:style-name="P1"/>
      <text:p text:style-name="P1">Dit is een grote Scene met veel Personages, en in krappe Tijd worden er veel ideeën naar voren gebracht. Ik ga proberen het zo bondig mogelijk te houden, er moet zoveel mogelijk visueel verteld worden. De Dialogen verdelen over verschillende Ramen. </text:p>
      <text:p text:style-name="P1"/>
      <text:p text:style-name="P1"/>
      <text:p text:style-name="P1">Locatie: </text:p>
      <text:p text:style-name="P1"/>
      <text:p text:style-name="P1">De Vallei van Rivendel</text:p>
      <text:p text:style-name="P1"/>
      <text:p text:style-name="P1">Elrond's "Loggia" </text:p>
      <text:p text:style-name="P1"/>
      <text:p text:style-name="P1"/>
      <text:p text:style-name="P1"/>
      <text:p text:style-name="P1"/>
      <text:p text:style-name="P1">Personages (Kloksgewijs, van 8 tot 5): </text:p>
      <text:p text:style-name="P1"/>
      <text:p text:style-name="P1">Frodo</text:p>
      <text:p text:style-name="P1"/>
      <text:p text:style-name="P1">Gandalf</text:p>
      <text:p text:style-name="P1"/>
      <text:p text:style-name="P1">Bilbo</text:p>
      <text:p text:style-name="P1"/>
      <text:p text:style-name="P1">Elrond</text:p>
      <text:p text:style-name="P1"/>
      <text:p text:style-name="P1"/>
      <text:p text:style-name="P1">De Dwergen;</text:p>
      <text:p text:style-name="P1"/>
      <text:p text:style-name="P1">Gimli</text:p>
      <text:p text:style-name="P1"/>
      <text:p text:style-name="P1">Gloín</text:p>
      <text:p text:style-name="P1"/>
      <text:p text:style-name="P1"><text:soft-page-break/>Dwerg 1</text:p>
      <text:p text:style-name="P1"/>
      <text:p text:style-name="P2">Dwerg 2</text:p>
      <text:p text:style-name="P1"/>
      <text:p text:style-name="P1"/>
      <text:p text:style-name="P1">De Mensen;</text:p>
      <text:p text:style-name="P1"/>
      <text:p text:style-name="P1">Boromir</text:p>
      <text:p text:style-name="P1"/>
      <text:p text:style-name="P1">Mens 1</text:p>
      <text:p text:style-name="P1"/>
      <text:p text:style-name="P1">Mens 2</text:p>
      <text:p text:style-name="P1"/>
      <text:p text:style-name="P2">Mens 3</text:p>
      <text:p text:style-name="P1"/>
      <text:p text:style-name="P1"/>
      <text:p text:style-name="P1">De Elfen;</text:p>
      <text:p text:style-name="P1"/>
      <text:p text:style-name="P1">Legolas</text:p>
      <text:p text:style-name="P1"/>
      <text:p text:style-name="P1">Elf 1</text:p>
      <text:p text:style-name="P1"/>
      <text:p text:style-name="P1">Gildor Inglorion</text:p>
      <text:p text:style-name="P1"/>
      <text:p text:style-name="P1">Elf 2</text:p>
      <text:p text:style-name="P1"/>
      <text:p text:style-name="P1"/>
      <text:p text:style-name="P1">De 'verborgen' Hobbits;</text:p>
      <text:p text:style-name="P1"/>
      <text:p text:style-name="P1">Sam</text:p>
      <text:p text:style-name="P1"/>
      <text:p text:style-name="P1">Pepijn</text:p>
      <text:p text:style-name="P1"/>
      <text:p text:style-name="P1">Merijn</text:p>
      <text:p text:style-name="P1"/>
      <text:p text:style-name="P1"/>
      <text:p text:style-name="P1"/>
      <text:p text:style-name="P1"/>
      <text:p text:style-name="P1"/>
      <text:p text:style-name="P1"/>
      <text:p text:style-name="P1"/>
      <text:p text:style-name="P1"/>
      <text:p text:style-name="P1"/>
      <text:p text:style-name="P2"><text:soft-page-break/>De Gebeurtenissen in het Kort: <text:line-break/><text:line-break/>1. We lopen naar de Zaal toe</text:p>
      <text:p text:style-name="P2"/>
      <text:p text:style-name="P2">2. De Vergadering begint met het verhaal van Gloín</text:p>
      <text:p text:style-name="P2"/>
      <text:p text:style-name="P2">3. De Ring word onthuld, evenals Boromir.</text:p>
      <text:p text:style-name="P2"><text:s text:c="2"/>- <text:span text:style-name="T3">Frodo onthult de Ring</text:span></text:p>
      <text:p text:style-name="P2"/>
      <text:p text:style-name="P2">4. Conflict met Boromir</text:p>
      <text:p text:style-name="P2"/>
      <text:p text:style-name="P2">- <text:span text:style-name="T3">Legolas vertelt hoe cool Aragorn is </text:span><text:span text:style-name="T4">en wat de Dolers zoal doen om het Noorden te beschermen. Hij onthult daarbij ook dat Aragorn de Zoon van Isildur is.</text:span><text:span text:style-name="T3"> :P</text:span></text:p>
      <text:p text:style-name="P2"/>
      <text:p text:style-name="P2">5. Verhaal van Bilbo (samengevat) en Gollum’s ontsnapping</text:p>
      <text:p text:style-name="P2"/>
      <text:p text:style-name="P2">6. Wat te doen met de Ring? Stampen, weggooien?<text:line-break/><text:line-break/>7. Geruzie, maar het word opgelost en het Reisgenootschap word bijeen geze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1:</text:p>
      <text:p text:style-name="P2"/>
      <text:p text:style-name="P3">*/ </text:p>
      <text:p text:style-name="P3">Het Hoofdstuk begint met meerdere Aspekt tot Aspekt Transities;</text:p>
      <text:p text:style-name="P3"/>
      <text:p text:style-name="P3">De oranje Zon komt op tussen de Bergen</text:p>
      <text:p text:style-name="P3"/>
      <text:p text:style-name="P3">Bomen met Bruine Bladeren, door hun takken schijnt een zilveren Mist en er hangen Spinnenwebben</text:p>
      <text:p text:style-name="P3"/>
      <text:p text:style-name="P3">Struiken omhuld door Herfstdraad (witte bloempjes)</text:p>
      <text:p text:style-name="P3"/>
      <text:p text:style-name="P3"/>
      <text:p text:style-name="P3">Frodo volgt Gandalf, ze lopen op een Pad van Steen</text:p>
      <text:p text:style-name="P3">/*</text:p>
      <text:p text:style-name="P3"/>
      <text:p text:style-name="P3"/>
      <text:p text:style-name="P3"/>
      <text:p text:style-name="P3">Gandalf voert Frodo (en niet Sam) naar de vergaderplaats, </text:p>
      <text:p text:style-name="P3"/>
      <text:p text:style-name="P3">Frodo: "Het is maar dat de Raad zo begint, ik had nog graag de Pijnbossen daarboven willen verkennen..."</text:p>
      <text:p text:style-name="P3"/>
      <text:p text:style-name="P3">Gandalf: 'Misschien krijg je daar later nog gelegenheid voor, er valt vandaag echter nog veel te horen en te besluiten'</text:p>
      <text:p text:style-name="P3"/>
      <text:p text:style-name="P3">*</text:p>
      <text:p text:style-name="P3">Ze komen lang<text:span text:style-name="T1">s</text:span> een Bankje, die uit Steen gehouwen is. Sam en Bilbo zitten daar, diep in gesprek. </text:p>
      <text:p text:style-name="P3"/>
      <text:p text:style-name="P3">*</text:p>
      <text:p text:style-name="P3"/>
      <text:p text:style-name="P3">Bilbo merkt dat de Twee er zijn</text:p>
      <text:p text:style-name="P3"/>
      <text:p text:style-name="P3">Bilbo: Goeiemorgen! Ben je gereed voor de grote Vergadering?</text:p>
      <text:p text:style-name="P3"/>
      <text:p text:style-name="P3">Frodo lachend: Ik ben klaar voor alles.</text:p>
      <text:p text:style-name="P3"/>
      <text:p text:style-name="P3">*</text:p>
      <text:p text:style-name="P3"><text:soft-page-break/>Een grote Bel luid in een kleine Toren, in een van de twee grote spitsen van Elrond's Huis. </text:p>
      <text:p text:style-name="P3">*</text:p>
      <text:p text:style-name="P3"/>
      <text:p text:style-name="P3">Gandalf: Laat ons vaart maken, voor ze zonder ons beginnen. We zijn al laat.</text:p>
      <text:p text:style-name="P3"/>
      <text:p text:style-name="P3">Bilbo: Zoals het de eregasten toebehoort ;P</text:p>
      <text:p text:style-name="P3"/>
      <text:p text:style-name="P3">Gandalf: Kom Frodo, jij en Bilbo moeten er bij zijn!</text:p>
      <text:p text:style-name="P3"/>
      <text:p text:style-name="P3">Sam: En ik dan? </text:p>
      <text:p text:style-name="P3"/>
      <text:p text:style-name="P3">Gandalf: Het vennootschap is al besloten, Elrond zal géén onverwachten toelaten.</text:p>
      <text:p text:style-name="P3"/>
      <text:p text:style-name="P3">Frodo: (zich tot Sam wendend) Wacht op mij, Sam, we zullen later nog de Heuveltoppen verkennen.</text:p>
      <text:p text:style-name="P3"/>
      <text:p text:style-name="P3">*</text:p>
      <text:p text:style-name="P3">Sam schijnt dit geruisloos te accepteren en de Groep verwijdert zich van hem.</text:p>
      <text:p text:style-name="P3"/>
      <text:p text:style-name="P3">Ze lopen naar de achterkant van Elronds Landhuis, waar er meer Bos is en Vogels zingen.</text:p>
      <text:p text:style-name="P3"/>
      <text:p text:style-name="P3">En gaan over een kleinere Brug waaronder bruisend water van een Rivier stroomt.</text:p>
      <text:p text:style-name="P3"/>
      <text:p text:style-name="P3">(schets van de achterkant en de Loggia)</text:p>
      <text:p text:style-name="P3"/>
      <text:p text:style-name="P3">Grote Tekening waar we de Positie van alle Raadsleden zien, ze kijken elkaar ernstig aan, en iedereen is diep in <text:span text:style-name="T1">gesprek of</text:span> gedachten verzonken. </text:p>
      <text:p text:style-name="P3"/>
      <text:p text:style-name="P3">Allen staan naast elkaar, de Stoelen achter hen zijn als een Klok opgesteld. </text:p>
      <text:p text:style-name="P3"/>
      <text:p text:style-name="P3">Aragorn draagt weer zijn 'Stapper' Kleding</text:p>
      <text:p text:style-name="P3"/>
      <text:p text:style-name="P3">Er zijn ook nieuwe Gezichten bij, waaronder Boromir, Gimli en Legolas.</text:p>
      <text:p text:style-name="P3"/>
      <text:p text:style-name="P3"><text:soft-page-break/>Wanneer Gandalf met de Twee Hobbits binnenloopt kijkt iedereen hun aan, en gaat zitten.</text:p>
      <text:p text:style-name="P3">* </text:p>
      <text:p text:style-name="P3"/>
      <text:p text:style-name="P3">Gandalf: Ik zie dat de meesten van jullie al de gelegenheid gehad hebben kennis te maken, toch vind ik het passelijk om de Drager van de Ring voor te stellen;</text:p>
      <text:p text:style-name="P3"/>
      <text:p text:style-name="P3">Dit is de Hobbit Frodo. Weinigen zijn ooit door grotere gevaren of met een dringender boodschap hierheen gekomen.</text:p>
      <text:p text:style-name="P3"/>
      <text:p text:style-name="P3">*</text:p>
      <text:p text:style-name="P3">Elrond is blij dat ze er zijn, en wuift ze toe te gaan zitten.</text:p>
      <text:p text:style-name="P3"/>
      <text:p text:style-name="P3">*</text:p>
      <text:p text:style-name="P3"/>
      <text:p text:style-name="P3">Elrond (Vind Afbeeldingen om met deze lijnen te paren, niet dat het alléén Elrond zijn Gezicht word): </text:p>
      <text:p text:style-name="P3"/>
      <text:p text:style-name="P3">Vreemdelingen uit verre Landen, Vrienden van oudsher. </text:p>
      <text:p text:style-name="P3"/>
      <text:p text:style-name="P3">Jullie zijn bijeen geroepen om te antwoorden op de dreigingen uit Mordor.</text:p>
      <text:p text:style-name="P3"/>
      <text:p text:style-name="P3">Middel aarde staat op het punt van vernieling. </text:p>
      <text:p text:style-name="P3"/>
      <text:p text:style-name="P3">Jullie zullen je verenigen, of vallen.</text:p>
      <text:p text:style-name="P3"/>
      <text:p text:style-name="P3">Elk Volk is gebonden aan dit ééne Noodlot. </text:p>
      <text:p text:style-name="P3"/>
      <text:p text:style-name="P3"/>
      <text:p text:style-name="P3">Gloín: En enkele Volken hebben al een voorproefje gehad... </text:p>
      <text:p text:style-name="P3"/>
      <text:p text:style-name="P3">*</text:p>
      <text:p text:style-name="P3">Elrond knikt naar Gloín en neemt plaats, ze hebben dit duidelijk van tevoren afgesproken. </text:p>
      <text:p text:style-name="P3"/>
      <text:p text:style-name="P3">Gloín staat op. (De Spreker is staande, dat is toepasselijk voor deze Scene tot het Einde.)</text:p>
      <text:p text:style-name="P3">*</text:p>
      <text:p text:style-name="P3"/>
      <text:p text:style-name="P3">Gloín: </text:p>
      <text:p text:style-name="P3">Ongeveer een Jaar geleden kwam er een Ruiter voorbij, die wij met open Armen begroetten... </text:p>
      <text:p text:style-name="P3"><text:soft-page-break/></text:p>
      <text:p text:style-name="P3">We hadden namelijk Bericht uit Moria verwacht, dappere Dwergen zijn daar heen gegaan om de Berg weer te bezetten, en er grote Bouwwerken te verrichten. </text:p>
      <text:p text:style-name="P3"/>
      <text:p text:style-name="P3">*</text:p>
      <text:p text:style-name="P3">Gloín's Verhaal gaat nu over tot een Scene, we zien de Zwarte Ruiter met zijn Kap op, hij is niet alléén te Paard maar heeft ook een grote Wagen bij zich </text:p>
      <text:p text:style-name="P3">(er zit een Schatkist in)</text:p>
      <text:p text:style-name="P3"/>
      <text:p text:style-name="P3">Hij word omringd door meerdere Dwergen Soldaten, ééntje kan zichzelf niet helpen;</text:p>
      <text:p text:style-name="P3"/>
      <text:p text:style-name="P3">Dwerg Soldaat Extra: </text:p>
      <text:p text:style-name="P3">Dus, hoe vergaat het onze dappere Heentrekkers?</text:p>
      <text:p text:style-name="P3"/>
      <text:p text:style-name="P3">(De Ruiter zwijgt)</text:p>
      <text:p text:style-name="P3"/>
      <text:p text:style-name="P3">Aanvangs waren de Briefen talrijk, maar sinds lange Tijd hebben we niets meer van ze gehoord...</text:p>
      <text:p text:style-name="P3"/>
      <text:p text:style-name="P3">(De Ruiter zwijgt nog steeds, en kijkt hem nu, de Dwerg Soldaat schrikt, hij ziet dat zijn Kap van binnen hol is en dat er géén Gelaat achter zit.)</text:p>
      <text:p text:style-name="P3"/>
      <text:p text:style-name="P3">Andere Dwerg Soldaat: Kom op, terug in Formatie. </text:p>
      <text:p text:style-name="P3"/>
      <text:p text:style-name="P3">De Ruiter is nu van zijn Paard af en ze staan in een grote Zaal. Voor hen staat de Koning (Daín) en links en rechts van hem zijn Gloín en de Extra Dwerg die ook bij de Raad is. </text:p>
      <text:p text:style-name="P3"/>
      <text:p text:style-name="P3">In de Zaal zijn vele Wachters, maar ze staan niet voor Gloín. </text:p>
      <text:p text:style-name="P3"/>
      <text:p text:style-name="P3">Nazgul: De grote Heer Sauron wenst onze Vriendschap, van één Koning tot de andere, <text:span text:style-name="T2">ik breng een teken van zijn goedgezindheid</text:span>;</text:p>
      <text:p text:style-name="P3"/>
      <text:p text:style-name="P3">Vier Dwergen dragen een grote Schatkist terwijl hij aan het spreken is.</text:p>
      <text:p text:style-name="P3"/>
      <text:p text:style-name="P3">*</text:p>
      <text:p text:style-name="P3"/>
      <text:p text:style-name="P3"/>
      <text:p text:style-name="P5"><text:soft-page-break/>Gloín: En hij stelde dringende vragen over <text:span text:style-name="T4">H</text:span>obbits; wat voor soort wezens dat waren en waar ze woonden. </text:p>
      <text:p text:style-name="P8"/>
      <text:p text:style-name="P8">*</text:p>
      <text:p text:style-name="P8">Terug naar Scene</text:p>
      <text:p text:style-name="P8"/>
      <text:p text:style-name="P5">Want Sauron weet, dat één van hen u eertijds bekend was. <text:span text:style-name="T4">(Gloín aankijkend)</text:span></text:p>
      <text:p text:style-name="P5"/>
      <text:p text:style-name="P8">Koning Daín (terwijl hij de Schatkist opent): Hobbits? Maar natuurlijk, ik heb véél van ze gehoord, ik zal je alles me-</text:p>
      <text:p text:style-name="P8"/>
      <text:p text:style-name="P8">Daín heeft de Kist <text:span text:style-name="T5">nu volledig geopend, en we krijgen wat moment tot moment schoten en hij deinst achteruit en wuift zijn dienaren de Kist dicht te doen.</text:span></text:p>
      <text:p text:style-name="P8"><text:span text:style-name="T5"/></text:p>
      <text:p text:style-name="P8"><text:span text:style-name="T5">Nazgul: Verraad me hun Woonplaats, en als een verder Teken van goede dank zullen de Dwergen weer Ringen van macht bezitten.</text:span></text:p>
      <text:p text:style-name="P8"><text:span text:style-name="T5"/></text:p>
      <text:p text:style-name="P8"><text:span text:style-name="T5">Daín: Verdwijn…</text:span></text:p>
      <text:p text:style-name="P8"><text:span text:style-name="T5"/></text:p>
      <text:p text:style-name="P9"><text:span text:style-name="T5">Nazgul: Het Rijk Moria zal voor altijd het uwe zi-</text:span></text:p>
      <text:p text:style-name="P9"><text:span text:style-name="T5"/></text:p>
      <text:p text:style-name="P9"><text:span text:style-name="T5">Daín: Verdwijn!! Wakers!</text:span></text:p>
      <text:p text:style-name="P9"><text:span text:style-name="T5"/></text:p>
      <text:p text:style-name="P9"><text:span text:style-name="T5">Onmiddelijk deinst de Boodschapper uit Mordor terug en Wakers komen op hem af, ze schijnen hem allemaal te raken met hun bijlsperen, maar tevergeefs want de Nazgul is niet getroffen, enkel kleine vodden van zijn Kleding. </text:span></text:p>
      <text:p text:style-name="P9"><text:span text:style-name="T5"/></text:p>
      <text:p text:style-name="P9"><text:span text:style-name="T5">Hij lost zich op in een soort Zwart Gat</text:span></text:p>
      <text:p text:style-name="P9"><text:span text:style-name="T5"/></text:p>
      <text:p text:style-name="P9"><text:span text:style-name="T5">Zijn Stem galmt nog door de Kamer, en de lichten in de Zaal gaan uit.</text:span></text:p>
      <text:p text:style-name="P9"><text:span text:style-name="T5"/></text:p>
      <text:p text:style-name="P9"><text:span text:style-name="T5">Nazgul: Denk er goed over na, maar niet te lang...</text:span></text:p>
      <text:p text:style-name="P9"><text:span text:style-name="T5"/></text:p>
      <text:p text:style-name="P8">*</text:p>
      <text:p text:style-name="P3"/>
      <text:p text:style-name="P3">3. Gloín, Gimli en Dwerg Extra waren hier heen gestuurd om Bilbo te waarschuwen, en hebben hem tot hier gebracht.</text:p>
      <text:p text:style-name="P3"/>
      <text:p text:style-name="P3"/>
      <text:p text:style-name="P3"><text:soft-page-break/>4. De Mensen extras vragen zich nu wel af wat dat alles voor Ringen zijn, en Elrond antwoord.</text:p>
      <text:p text:style-name="P3">)</text:p>
      <text:p text:style-name="P3"/>
      <text:p text:style-name="P3"/>
      <text:p text:style-name="P6">3;</text:p>
      <text:p text:style-name="P3"/>
      <text:p text:style-name="P3">Elrond: <text:span text:style-name="T2">Onthul ons de Ring</text:span>, Frodo.</text:p>
      <text:p text:style-name="P3"/>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2T21:02:30.943000000</meta:creation-date>
    <dc:date>2024-11-12T22:17:39.723000000</dc:date>
    <meta:editing-duration>PT53M48S</meta:editing-duration>
    <meta:editing-cycles>8</meta:editing-cycles>
    <meta:generator>LibreOffice/24.2.3.2$Windows_X86_64 LibreOffice_project/433d9c2ded56988e8a90e6b2e771ee4e6a5ab2ba</meta:generator>
    <meta:document-statistic meta:table-count="0" meta:image-count="0" meta:object-count="0" meta:page-count="9" meta:paragraph-count="131" meta:word-count="1221" meta:character-count="6863" meta:non-whitespace-character-count="5740"/>
  </office:meta>
</office:document-meta>
</file>